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6333333333333">
            <text:p>1.4633333333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55555555556">
            <text:p>1.3755555556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9333333333333">
            <text:p>1.2933333333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25">
            <text:p>1.452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666666666667">
            <text:p>1.3066666667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6">
            <text:p>1.456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230769230769">
            <text:p>1.3423076923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466666666667">
            <text:p>1.3546666667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1125">
            <text:p>1.31125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666666666667">
            <text:p>1.4366666667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25">
            <text:p>1.412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3">
            <text:p>1.403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666666666667">
            <text:p>1.2766666667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33181818181818">
            <text:p>1.3318181818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8">
            <text:p>1.318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666666666667">
            <text:p>1.3066666667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0142857142857">
            <text:p>1.3014285714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02">
            <text:p>3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1625">
            <text:p>1.3162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925">
            <text:p>1.292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5">
            <text:p>1.435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table:number-columns-repeated="3"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703">
            <text:p>3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444">
            <text:p>1.444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88">
            <text:p>1.288</text:p>
          </table:table-cell>
        </table:table-row>
        <table:table-row table:style-name="ro2" table:visibility="filter">
          <table:table-cell office:value-type="float" office:value="3783">
            <text:p>37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666666666667">
            <text:p>1.4366666667</text:p>
          </table:table-cell>
        </table:table-row>
        <table:table-row table:style-name="ro2" table:visibility="filter">
          <table:table-cell office:value-type="float" office:value="3518">
            <text:p>3518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759">
            <text:p>3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414">
            <text:p>1.414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5">
            <text:p>1.48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05">
            <text:p>290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928">
            <text:p>2928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3"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table:number-columns-repeated="3"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804">
            <text:p>38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578">
            <text:p>2578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table:number-columns-repeated="3" office:value-type="float" office:value="1">
            <text:p>1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3" office:value-type="float" office:value="1">
            <text:p>1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3"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table:number-columns-repeated="3" office:value-type="float" office:value="1">
            <text:p>1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3" office:value-type="float" office:value="1">
            <text:p>1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3"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3"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535">
            <text:p>3535</text:p>
          </table:table-cell>
          <table:table-cell table:number-columns-repeated="3" office:value-type="float" office:value="1">
            <text:p>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table:number-columns-repeated="3"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table:number-columns-repeated="3" office:value-type="float" office:value="1">
            <text:p>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3" office:value-type="float" office:value="1">
            <text:p>1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table:number-columns-repeated="3" office:value-type="float" office:value="1">
            <text:p>1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811">
            <text:p>3811</text:p>
          </table:table-cell>
          <table:table-cell table:number-columns-repeated="3" office:value-type="float" office:value="1">
            <text:p>1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table:number-columns-repeated="3" office:value-type="float" office:value="1">
            <text:p>1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table:number-columns-repeated="3" office:value-type="float" office:value="1">
            <text:p>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1.3644">
            <text:p>1.3644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941176470588235">
            <text:p>0.9411764706</text:p>
          </table:table-cell>
          <table:table-cell office:value-type="float" office:value="1.36352941176471">
            <text:p>1.3635294118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941176470588235">
            <text:p>0.9411764706</text:p>
          </table:table-cell>
          <table:table-cell office:value-type="float" office:value="1.38235294117647">
            <text:p>1.3823529412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31785714285714">
            <text:p>1.3178571429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35153846153846">
            <text:p>1.3515384615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7083333333333">
            <text:p>1.3708333333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38181818181818">
            <text:p>1.3818181818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8818181818182">
            <text:p>1.3881818182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2727272727273">
            <text:p>1.3272727273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36727272727273">
            <text:p>1.3672727273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35727272727273">
            <text:p>1.3572727273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77">
            <text:p>1.377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21">
            <text:p>1.321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36263157894737">
            <text:p>1.3626315789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5888888888889">
            <text:p>1.3588888889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0666666666667">
            <text:p>1.3066666667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2555555555556">
            <text:p>1.3255555556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32444444444444">
            <text:p>1.3244444444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36705882352941">
            <text:p>1.3670588235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39235294117647">
            <text:p>1.3923529412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35117647058824">
            <text:p>1.3511764706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35941176470588">
            <text:p>1.3594117647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3476">
            <text:p>1.3476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3583333333333">
            <text:p>1.3358333333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42125">
            <text:p>1.4212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415625">
            <text:p>1.415625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40375">
            <text:p>1.4037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7875">
            <text:p>1.3787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4875">
            <text:p>1.3487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55625">
            <text:p>1.35562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1133333333333">
            <text:p>1.3113333333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7933333333333">
            <text:p>1.3793333333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38466666666667">
            <text:p>1.3846666667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64864864864865">
            <text:p>0.8648648649</text:p>
          </table:table-cell>
          <table:table-cell office:value-type="float" office:value="1.34405405405405">
            <text:p>1.3440540541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62068965517241">
            <text:p>0.8620689655</text:p>
          </table:table-cell>
          <table:table-cell office:value-type="float" office:value="1.36724137931035">
            <text:p>1.3672413793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62068965517241">
            <text:p>0.8620689655</text:p>
          </table:table-cell>
          <table:table-cell office:value-type="float" office:value="1.35413793103448">
            <text:p>1.354137931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862068965517241">
            <text:p>0.8620689655</text:p>
          </table:table-cell>
          <table:table-cell office:value-type="float" office:value="1.38706896551724">
            <text:p>1.387068965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8107142857143">
            <text:p>1.3810714286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1428571428571">
            <text:p>1.4142857143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29285714285714">
            <text:p>1.2928571429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6928571428571">
            <text:p>1.3692857143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8928571428571">
            <text:p>1.3892857143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2071428571429">
            <text:p>1.3207142857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1714285714286">
            <text:p>1.3171428571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9571428571429">
            <text:p>1.3957142857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2571428571429">
            <text:p>1.3257142857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3142857142857">
            <text:p>1.3314285714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7571428571429">
            <text:p>1.3757142857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8642857142857">
            <text:p>1.3864285714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8857142857143">
            <text:p>1.3885714286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5071428571429">
            <text:p>1.3507142857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1571428571429">
            <text:p>1.3157142857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4142857142857">
            <text:p>1.3414285714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0142857142857">
            <text:p>1.3014285714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37142857142857">
            <text:p>1.3714285714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36692307692308">
            <text:p>1.3669230769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2692307692308">
            <text:p>1.3269230769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423076923077">
            <text:p>1.3742307692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7307692307692">
            <text:p>1.3730769231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2769230769231">
            <text:p>1.3276923077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4461538461538">
            <text:p>1.3446153846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5615384615385">
            <text:p>1.3561538462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35307692307692">
            <text:p>1.3530769231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6052631578947">
            <text:p>1.3605263158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4105263157895">
            <text:p>1.3410526316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8210526315789">
            <text:p>1.3821052632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36210526315789">
            <text:p>1.3621052632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36842105263158">
            <text:p>1.3684210526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083333333333">
            <text:p>1.3508333333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033333333333">
            <text:p>1.3603333333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2833333333333">
            <text:p>1.3283333333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46666666666667">
            <text:p>1.4666666667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2166666666667">
            <text:p>1.3216666667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8166666666667">
            <text:p>1.381666666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416666666667">
            <text:p>1.3341666667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8722222222222">
            <text:p>1.387222222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9833333333333">
            <text:p>1.3983333333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1833333333333">
            <text:p>1.3183333333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35833333333333">
            <text:p>1.3583333333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42166666666667">
            <text:p>1.4216666667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29268292682927">
            <text:p>0.8292682927</text:p>
          </table:table-cell>
          <table:table-cell office:value-type="float" office:value="1.37121951219512">
            <text:p>1.3712195122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35521739130435">
            <text:p>1.3552173913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824561403508772">
            <text:p>0.8245614035</text:p>
          </table:table-cell>
          <table:table-cell office:value-type="float" office:value="1.3619298245614">
            <text:p>1.3619298246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2941176470588">
            <text:p>1.3294117647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33147058823529">
            <text:p>1.3314705882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36470588235294">
            <text:p>1.3647058824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22222222222222">
            <text:p>0.8222222222</text:p>
          </table:table-cell>
          <table:table-cell office:value-type="float" office:value="1.33955555555556">
            <text:p>1.3395555556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5818181818182">
            <text:p>1.3581818182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2727272727273">
            <text:p>1.3272727273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8654545454545">
            <text:p>1.3865454545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5863636363636">
            <text:p>1.3586363636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3272727272727">
            <text:p>1.3327272727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9772727272727">
            <text:p>1.397727272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2363636363636">
            <text:p>1.3236363636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3727272727273">
            <text:p>1.3372727273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9090909090909">
            <text:p>1.3909090909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7545454545455">
            <text:p>1.3754545455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40181818181818">
            <text:p>1.4018181818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36590909090909">
            <text:p>1.3659090909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34272727272727">
            <text:p>1.3427272727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813333333333333">
            <text:p>0.8133333333</text:p>
          </table:table-cell>
          <table:table-cell office:value-type="float" office:value="1.35266666666667">
            <text:p>1.3526666667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48125">
            <text:p>1.34812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409375">
            <text:p>1.340937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331875">
            <text:p>1.331875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36619047619048">
            <text:p>1.3661904762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06451612903226">
            <text:p>0.8064516129</text:p>
          </table:table-cell>
          <table:table-cell office:value-type="float" office:value="1.36903225806452">
            <text:p>1.3690322581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04878048780488">
            <text:p>0.8048780488</text:p>
          </table:table-cell>
          <table:table-cell office:value-type="float" office:value="1.38439024390244">
            <text:p>1.3843902439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18">
            <text:p>1.418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45">
            <text:p>1.3645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133333333333">
            <text:p>1.3713333333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6">
            <text:p>1.426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3">
            <text:p>1.323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97">
            <text:p>1.397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36">
            <text:p>1.436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533333333333">
            <text:p>1.375333333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36">
            <text:p>1.3636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7">
            <text:p>1.337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4">
            <text:p>1.404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1">
            <text:p>1.331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35">
            <text:p>1.3335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466666666667">
            <text:p>1.3746666667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8">
            <text:p>1.408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18">
            <text:p>1.418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1">
            <text:p>1.331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9">
            <text:p>1.389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24">
            <text:p>1.424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12">
            <text:p>1.412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46">
            <text:p>1.346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38">
            <text:p>1.438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6">
            <text:p>1.366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88">
            <text:p>1.288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73">
            <text:p>1.373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02">
            <text:p>1.402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94871794871795">
            <text:p>0.7948717949</text:p>
          </table:table-cell>
          <table:table-cell office:value-type="float" office:value="1.35512820512821">
            <text:p>1.3551282051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94117647058823">
            <text:p>0.7941176471</text:p>
          </table:table-cell>
          <table:table-cell office:value-type="float" office:value="1.37617647058824">
            <text:p>1.3761764706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93103448275862">
            <text:p>0.793103448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3748275862069">
            <text:p>1.3748275862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93103448275862">
            <text:p>0.7931034483</text:p>
          </table:table-cell>
          <table:table-cell office:value-type="float" office:value="1.36241379310345">
            <text:p>1.3624137931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91666666666667">
            <text:p>0.7916666667</text:p>
          </table:table-cell>
          <table:table-cell office:value-type="float" office:value="1.35625">
            <text:p>1.35625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35958333333333">
            <text:p>1.3595833333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87878787878788">
            <text:p>0.7878787879</text:p>
          </table:table-cell>
          <table:table-cell office:value-type="float" office:value="1.35969696969697">
            <text:p>1.3596969697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33969696969697">
            <text:p>1.3396969697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904761904762">
            <text:p>1.339047619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6928571428571">
            <text:p>1.3692857143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42285714285714">
            <text:p>1.4228571429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4785714285714">
            <text:p>1.3478571429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3357142857143">
            <text:p>1.333571428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8107142857143">
            <text:p>1.3810714286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383">
            <text:p>338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43071428571429">
            <text:p>1.4307142857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783333333333333">
            <text:p>0.7833333333</text:p>
          </table:table-cell>
          <table:table-cell office:value-type="float" office:value="1.36816666666667">
            <text:p>1.3681666667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6869565217391">
            <text:p>1.3686956522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7608695652174">
            <text:p>1.3760869565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782608695652174">
            <text:p>0.7826086957</text:p>
          </table:table-cell>
          <table:table-cell office:value-type="float" office:value="1.3504347826087">
            <text:p>1.3504347826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38217391304348">
            <text:p>1.382173913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81818181818182">
            <text:p>0.7818181818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358125">
            <text:p>1.358125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80487804878049">
            <text:p>0.7804878049</text:p>
          </table:table-cell>
          <table:table-cell office:value-type="float" office:value="1.38243902439024">
            <text:p>1.3824390244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779661016949153">
            <text:p>0.7796610169</text:p>
          </table:table-cell>
          <table:table-cell office:value-type="float" office:value="1.38093220338983">
            <text:p>1.3809322034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5055555555556">
            <text:p>1.3505555556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088888888889">
            <text:p>1.3608888889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8111111111111">
            <text:p>1.3811111111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9444444444444">
            <text:p>1.3944444444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277777777778">
            <text:p>1.3527777778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2222222222222">
            <text:p>1.322222222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2111111111111">
            <text:p>1.3211111111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41722222222222">
            <text:p>1.4172222222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111111111111">
            <text:p>1.3511111111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3388888888889">
            <text:p>1.3338888889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8666666666667">
            <text:p>1.3866666667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4611111111111">
            <text:p>1.346111111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8222222222222">
            <text:p>1.3822222222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2111111111111">
            <text:p>1.3211111111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35444444444444">
            <text:p>1.3544444444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76119402985075">
            <text:p>0.776119403</text:p>
          </table:table-cell>
          <table:table-cell office:value-type="float" office:value="1.34417910447761">
            <text:p>1.3441791045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74193548387097">
            <text:p>0.7741935484</text:p>
          </table:table-cell>
          <table:table-cell office:value-type="float" office:value="1.36354838709677">
            <text:p>1.3635483871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772727272727273">
            <text:p>0.7727272727</text:p>
          </table:table-cell>
          <table:table-cell office:value-type="float" office:value="1.34636363636364">
            <text:p>1.3463636364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6954545454545">
            <text:p>1.3695454545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3590909090909">
            <text:p>1.3359090909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2454545454545">
            <text:p>1.3245454545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33363636363636">
            <text:p>1.3336363636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77027027027027">
            <text:p>0.7702702703</text:p>
          </table:table-cell>
          <table:table-cell office:value-type="float" office:value="1.38445945945946">
            <text:p>1.3844594595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282051282051">
            <text:p>1.3428205128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820512820513">
            <text:p>1.3482051282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6384615384615">
            <text:p>1.3638461538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40538461538462">
            <text:p>1.4053846154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4692307692308">
            <text:p>1.3469230769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3461538461538">
            <text:p>1.3346153846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7538461538462">
            <text:p>1.3753846154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5307692307692">
            <text:p>1.3530769231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5615384615385">
            <text:p>1.3561538462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35230769230769">
            <text:p>1.3523076923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5576923076923">
            <text:p>1.3557692308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6153846153846">
            <text:p>1.361538461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34692307692308">
            <text:p>1.3469230769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33953488372093">
            <text:p>1.3395348837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766666666666667">
            <text:p>0.7666666667</text:p>
          </table:table-cell>
          <table:table-cell office:value-type="float" office:value="1.35983333333333">
            <text:p>1.3598333333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8441176470588">
            <text:p>1.3844117647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4176470588235">
            <text:p>1.3417647059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7647058823529">
            <text:p>1.3764705882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33882352941176">
            <text:p>1.3388235294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39941176470588">
            <text:p>1.3994117647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4619047619048">
            <text:p>1.3461904762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8428571428571">
            <text:p>1.3842857143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752380952381">
            <text:p>1.3752380952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60869565217391">
            <text:p>0.7608695652</text:p>
          </table:table-cell>
          <table:table-cell office:value-type="float" office:value="1.36521739130435">
            <text:p>1.3652173913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760416666666667">
            <text:p>0.7604166667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836">
            <text:p>1.3836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452">
            <text:p>1.3452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3764">
            <text:p>1.3764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759259259259259">
            <text:p>0.7592592593</text:p>
          </table:table-cell>
          <table:table-cell office:value-type="float" office:value="1.35981481481481">
            <text:p>1.3598148148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34620689655172">
            <text:p>1.3462068966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3818181818182">
            <text:p>1.3381818182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57575757575758">
            <text:p>0.7575757576</text:p>
          </table:table-cell>
          <table:table-cell office:value-type="float" office:value="1.34">
            <text:p>1.34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0.757425742574257">
            <text:p>0.7574257426</text:p>
          </table:table-cell>
          <table:table-cell office:value-type="float" office:value="1.36549504950495">
            <text:p>1.3654950495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56756756756757">
            <text:p>0.7567567568</text:p>
          </table:table-cell>
          <table:table-cell office:value-type="float" office:value="1.36837837837838">
            <text:p>1.3683783784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5609756097561">
            <text:p>0.756097561</text:p>
          </table:table-cell>
          <table:table-cell office:value-type="float" office:value="1.36243902439024">
            <text:p>1.3624390244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7075471698113">
            <text:p>1.370754717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54716981132076">
            <text:p>0.7547169811</text:p>
          </table:table-cell>
          <table:table-cell office:value-type="float" office:value="1.38396226415094">
            <text:p>1.3839622642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753086419753086">
            <text:p>0.7530864198</text:p>
          </table:table-cell>
          <table:table-cell office:value-type="float" office:value="1.36358024691358">
            <text:p>1.3635802469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25">
            <text:p>1.412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875">
            <text:p>1.3487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0625">
            <text:p>1.380625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45">
            <text:p>1.364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096153846154">
            <text:p>1.370961538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416666666667">
            <text:p>1.3541666667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5">
            <text:p>1.45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308823529412">
            <text:p>1.3730882353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95">
            <text:p>1.329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625">
            <text:p>1.37625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625">
            <text:p>1.3262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125">
            <text:p>1.3512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875">
            <text:p>1.3187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8125">
            <text:p>1.378125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458333333333">
            <text:p>1.3445833333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375">
            <text:p>1.3937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375">
            <text:p>1.4375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53125">
            <text:p>1.3853125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5625">
            <text:p>1.415625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25">
            <text:p>1.3325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975">
            <text:p>1.297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916666666667">
            <text:p>1.3491666667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0625">
            <text:p>1.34062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178571428571">
            <text:p>1.3717857143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875">
            <text:p>1.41875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472222222222">
            <text:p>1.3447222222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375">
            <text:p>1.437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125">
            <text:p>1.38125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275">
            <text:p>1.4275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416666666667">
            <text:p>1.344166666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625">
            <text:p>1.3362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225">
            <text:p>1.3225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65">
            <text:p>1.3965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6875">
            <text:p>1.36687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125">
            <text:p>1.4125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2375">
            <text:p>1.42375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46666666666667">
            <text:p>0.7466666667</text:p>
          </table:table-cell>
          <table:table-cell office:value-type="float" office:value="1.3696">
            <text:p>1.3696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4468085106383">
            <text:p>0.7446808511</text:p>
          </table:table-cell>
          <table:table-cell office:value-type="float" office:value="1.38468085106383">
            <text:p>1.3846808511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744186046511628">
            <text:p>0.7441860465</text:p>
          </table:table-cell>
          <table:table-cell office:value-type="float" office:value="1.36186046511628">
            <text:p>1.3618604651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41209677419355">
            <text:p>1.4120967742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5967741935484">
            <text:p>1.3596774194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6709677419355">
            <text:p>1.3670967742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36290322580645">
            <text:p>1.3629032258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4555555555556">
            <text:p>1.3455555556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38185185185185">
            <text:p>1.3818518519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40740740740741">
            <text:p>0.7407407407</text:p>
          </table:table-cell>
          <table:table-cell office:value-type="float" office:value="1.37111111111111">
            <text:p>1.3711111111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74025974025974">
            <text:p>0.7402597403</text:p>
          </table:table-cell>
          <table:table-cell office:value-type="float" office:value="1.39753246753247">
            <text:p>1.3975324675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623">
            <text:p>1.3623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.3416">
            <text:p>1.3416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38095238095238">
            <text:p>0.7380952381</text:p>
          </table:table-cell>
          <table:table-cell office:value-type="float" office:value="1.37619047619048">
            <text:p>1.3761904762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38095238095238">
            <text:p>0.7380952381</text:p>
          </table:table-cell>
          <table:table-cell office:value-type="float" office:value="1.38404761904762">
            <text:p>1.384047619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3210526315789">
            <text:p>1.3321052632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39605263157895">
            <text:p>1.3960526316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9263157894737">
            <text:p>1.3926315789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37105263157895">
            <text:p>1.3710526316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35849056603773">
            <text:p>0.7358490566</text:p>
          </table:table-cell>
          <table:table-cell office:value-type="float" office:value="1.37603773584906">
            <text:p>1.3760377358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35294117647059">
            <text:p>0.7352941176</text:p>
          </table:table-cell>
          <table:table-cell office:value-type="float" office:value="1.36352941176471">
            <text:p>1.3635294118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34375">
            <text:p>0.734375</text:p>
          </table:table-cell>
          <table:table-cell office:value-type="float" office:value="1.38046875">
            <text:p>1.38046875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734375">
            <text:p>0.734375</text:p>
          </table:table-cell>
          <table:table-cell office:value-type="float" office:value="1.40859375">
            <text:p>1.40859375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734042553191489">
            <text:p>0.7340425532</text:p>
          </table:table-cell>
          <table:table-cell office:value-type="float" office:value="1.35957446808511">
            <text:p>1.3595744681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733870967741936">
            <text:p>0.7338709677</text:p>
          </table:table-cell>
          <table:table-cell office:value-type="float" office:value="1.35774193548387">
            <text:p>1.357741935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3133333333333">
            <text:p>1.3313333333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8586666666667">
            <text:p>1.3858666667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404">
            <text:p>1.404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8933333333333">
            <text:p>1.3893333333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4733333333333">
            <text:p>1.3473333333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43">
            <text:p>1.343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8066666666667">
            <text:p>1.3806666667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7733333333333">
            <text:p>1.3773333333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6866666666667">
            <text:p>1.368666666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5466666666667">
            <text:p>1.3546666667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378">
            <text:p>1.378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732824427480916">
            <text:p>0.7328244275</text:p>
          </table:table-cell>
          <table:table-cell office:value-type="float" office:value="1.3463358778626">
            <text:p>1.3463358779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732558139534884">
            <text:p>0.7325581395</text:p>
          </table:table-cell>
          <table:table-cell office:value-type="float" office:value="1.36453488372093">
            <text:p>1.3645348837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32142857142857">
            <text:p>0.7321428571</text:p>
          </table:table-cell>
          <table:table-cell office:value-type="float" office:value="1.38107142857143">
            <text:p>1.3810714286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31707317073171">
            <text:p>0.7317073171</text:p>
          </table:table-cell>
          <table:table-cell office:value-type="float" office:value="1.37560975609756">
            <text:p>1.3756097561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731481481481482">
            <text:p>0.7314814815</text:p>
          </table:table-cell>
          <table:table-cell office:value-type="float" office:value="1.36203703703704">
            <text:p>1.362037037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3134328358209">
            <text:p>0.7313432836</text:p>
          </table:table-cell>
          <table:table-cell office:value-type="float" office:value="1.39373134328358">
            <text:p>1.3937313433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2884615384615">
            <text:p>1.3288461538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8384615384615">
            <text:p>1.3838461538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35769230769231">
            <text:p>1.3576923077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73015873015873">
            <text:p>0.7301587302</text:p>
          </table:table-cell>
          <table:table-cell office:value-type="float" office:value="1.35380952380952">
            <text:p>1.3538095238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2972972972973">
            <text:p>0.7297297297</text:p>
          </table:table-cell>
          <table:table-cell office:value-type="float" office:value="1.38378378378378">
            <text:p>1.383783783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729166666666667">
            <text:p>0.7291666667</text:p>
          </table:table-cell>
          <table:table-cell office:value-type="float" office:value="1.381875">
            <text:p>1.381875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728395061728395">
            <text:p>0.7283950617</text:p>
          </table:table-cell>
          <table:table-cell office:value-type="float" office:value="1.37469135802469">
            <text:p>1.374691358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272727272727">
            <text:p>1.3727272727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745454545455">
            <text:p>1.3574545455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378787878788">
            <text:p>1.3737878788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8545454545455">
            <text:p>1.3854545455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4181818181818">
            <text:p>1.3418181818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909090909091">
            <text:p>1.3690909091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590909090909">
            <text:p>1.3559090909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9045454545455">
            <text:p>1.3904545455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7272727272727">
            <text:p>1.3727272727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5454545454545">
            <text:p>1.3545454545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6060606060606">
            <text:p>1.3606060606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954545454545">
            <text:p>1.359545454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35272727272727">
            <text:p>1.3527272727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9272727272727">
            <text:p>1.3927272727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36181818181818">
            <text:p>1.3618181818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726027397260274">
            <text:p>0.7260273973</text:p>
          </table:table-cell>
          <table:table-cell office:value-type="float" office:value="1.35315068493151">
            <text:p>1.3531506849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725663716814159">
            <text:p>0.7256637168</text:p>
          </table:table-cell>
          <table:table-cell office:value-type="float" office:value="1.36221238938053">
            <text:p>1.3622123894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1.36175">
            <text:p>1.36175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72463768115942">
            <text:p>0.7246376812</text:p>
          </table:table-cell>
          <table:table-cell office:value-type="float" office:value="1.38623188405797">
            <text:p>1.3862318841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724489795918367">
            <text:p>0.7244897959</text:p>
          </table:table-cell>
          <table:table-cell office:value-type="float" office:value="1.37408163265306">
            <text:p>1.3740816327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724489795918367">
            <text:p>0.7244897959</text:p>
          </table:table-cell>
          <table:table-cell office:value-type="float" office:value="1.34867346938776">
            <text:p>1.3486734694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8724137931034">
            <text:p>1.3872413793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35827586206897">
            <text:p>1.3582758621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472222222222">
            <text:p>1.3747222222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8972222222222">
            <text:p>1.3897222222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8888888888889">
            <text:p>1.3888888889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7055555555556">
            <text:p>1.3705555556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2093023255814">
            <text:p>0.7209302326</text:p>
          </table:table-cell>
          <table:table-cell office:value-type="float" office:value="1.37488372093023">
            <text:p>1.3748837209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824">
            <text:p>1.3824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668">
            <text:p>1.3668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3644">
            <text:p>1.3644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868">
            <text:p>1.3868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19298245614035">
            <text:p>0.7192982456</text:p>
          </table:table-cell>
          <table:table-cell office:value-type="float" office:value="1.36070175438597">
            <text:p>1.3607017544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71875">
            <text:p>0.71875</text:p>
          </table:table-cell>
          <table:table-cell office:value-type="float" office:value="1.3353125">
            <text:p>1.3353125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1.38666666666667">
            <text:p>1.3866666667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0.717741935483871">
            <text:p>0.7177419355</text:p>
          </table:table-cell>
          <table:table-cell office:value-type="float" office:value="1.36161290322581">
            <text:p>1.3616129032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717391304347826">
            <text:p>0.7173913043</text:p>
          </table:table-cell>
          <table:table-cell office:value-type="float" office:value="1.35782608695652">
            <text:p>1.357826087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16981132075472">
            <text:p>0.7169811321</text:p>
          </table:table-cell>
          <table:table-cell office:value-type="float" office:value="1.3888679245283">
            <text:p>1.3888679245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16417910447761">
            <text:p>0.7164179104</text:p>
          </table:table-cell>
          <table:table-cell office:value-type="float" office:value="1.35791044776119">
            <text:p>1.3579104478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857142857143">
            <text:p>1.3985714286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928571428571">
            <text:p>1.3692857143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285714285714">
            <text:p>1.3428571429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47619047619">
            <text:p>1.3947619048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095238095238">
            <text:p>1.330952381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204081632653">
            <text:p>1.3520408163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035714285714">
            <text:p>1.3603571429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9142857142857">
            <text:p>1.3914285714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285714285714">
            <text:p>1.332857142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40107142857143">
            <text:p>1.4010714286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857142857143">
            <text:p>1.3785714286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7428571428571">
            <text:p>1.3742857143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857142857143">
            <text:p>1.3485714286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1857142857143">
            <text:p>1.3185714286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428571428571">
            <text:p>1.3642857143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1714285714286">
            <text:p>1.3171428571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357142857143">
            <text:p>1.3435714286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5142857142857">
            <text:p>1.3514285714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0428571428571">
            <text:p>1.3042857143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232142857143">
            <text:p>1.3723214286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714285714286">
            <text:p>1.3471428571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4785714285714">
            <text:p>1.3478571429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2357142857143">
            <text:p>1.3235714286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5571428571429">
            <text:p>1.3557142857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714285714286">
            <text:p>1.3671428571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5285714285714">
            <text:p>1.3528571429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0357142857143">
            <text:p>1.3035714286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9714285714286">
            <text:p>1.2971428571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40714285714286">
            <text:p>1.4071428571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2142857142857">
            <text:p>1.3214285714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38428571428571">
            <text:p>1.384285714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42428571428571">
            <text:p>1.4242857143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36428571428571">
            <text:p>1.3642857143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.712574850299401">
            <text:p>0.7125748503</text:p>
          </table:table-cell>
          <table:table-cell office:value-type="float" office:value="1.37311377245509">
            <text:p>1.3731137725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712121212121212">
            <text:p>0.7121212121</text:p>
          </table:table-cell>
          <table:table-cell office:value-type="float" office:value="1.38621212121212">
            <text:p>1.3862121212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11111111111111">
            <text:p>0.7111111111</text:p>
          </table:table-cell>
          <table:table-cell office:value-type="float" office:value="1.36377777777778">
            <text:p>1.3637777778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6736842105263">
            <text:p>1.3673684211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7421052631579">
            <text:p>1.3742105263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10526315789474">
            <text:p>0.7105263158</text:p>
          </table:table-cell>
          <table:table-cell office:value-type="float" office:value="1.38394736842105">
            <text:p>1.3839473684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37462365591398">
            <text:p>1.3746236559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709677419354839">
            <text:p>0.7096774194</text:p>
          </table:table-cell>
          <table:table-cell office:value-type="float" office:value="1.36354838709677">
            <text:p>1.3635483871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37083333333333">
            <text:p>1.3708333333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9235294117647">
            <text:p>1.3923529412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6411764705882">
            <text:p>1.3641176471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36176470588235">
            <text:p>1.3617647059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5352941176471">
            <text:p>1.3535294118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705882352941176">
            <text:p>0.7058823529</text:p>
          </table:table-cell>
          <table:table-cell office:value-type="float" office:value="1.42264705882353">
            <text:p>1.4226470588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4470588235294">
            <text:p>1.3447058824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36941176470588">
            <text:p>1.3694117647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705521472392638">
            <text:p>0.7055214724</text:p>
          </table:table-cell>
          <table:table-cell office:value-type="float" office:value="1.37006134969325">
            <text:p>1.3700613497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705357142857143">
            <text:p>0.7053571429</text:p>
          </table:table-cell>
          <table:table-cell office:value-type="float" office:value="1.36446428571429">
            <text:p>1.3644642857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03703703703704">
            <text:p>0.7037037037</text:p>
          </table:table-cell>
          <table:table-cell office:value-type="float" office:value="1.36481481481482">
            <text:p>1.3648148148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3562962962963">
            <text:p>1.3562962963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37259259259259">
            <text:p>1.3725925926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8189189189189">
            <text:p>1.3818918919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5621621621622">
            <text:p>1.3562162162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702702702702703">
            <text:p>0.7027027027</text:p>
          </table:table-cell>
          <table:table-cell office:value-type="float" office:value="1.34756756756757">
            <text:p>1.3475675676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1">
            <text:p>1.351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414">
            <text:p>1.414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866666666667">
            <text:p>1.358666666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1">
            <text:p>1.351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35">
            <text:p>1.3535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65">
            <text:p>1.346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233333333333">
            <text:p>1.3723333333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655">
            <text:p>1.3655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9766666666667">
            <text:p>1.3976666667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41">
            <text:p>1.341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339">
            <text:p>1.339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22">
            <text:p>1.322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1">
            <text:p>1.35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85">
            <text:p>1.358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7633333333333">
            <text:p>1.3763333333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42">
            <text:p>1.342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14">
            <text:p>1.314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359">
            <text:p>1.359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.699004975124378">
            <text:p>0.6990049751</text:p>
          </table:table-cell>
          <table:table-cell office:value-type="float" office:value="1.35818407960199">
            <text:p>1.3581840796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697368421052632">
            <text:p>0.6973684211</text:p>
          </table:table-cell>
          <table:table-cell office:value-type="float" office:value="1.37210526315789">
            <text:p>1.3721052632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34939393939394">
            <text:p>1.3493939394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45652173913">
            <text:p>1.364565217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7065217391304">
            <text:p>1.3706521739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36913043478261">
            <text:p>1.3691304348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3604347826087">
            <text:p>1.3604347826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695121951219512">
            <text:p>0.6951219512</text:p>
          </table:table-cell>
          <table:table-cell office:value-type="float" office:value="1.37548780487805">
            <text:p>1.375487804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94444444444444">
            <text:p>0.6944444444</text:p>
          </table:table-cell>
          <table:table-cell office:value-type="float" office:value="1.37416666666667">
            <text:p>1.3741666667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93877551020408">
            <text:p>0.693877551</text:p>
          </table:table-cell>
          <table:table-cell office:value-type="float" office:value="1.37142857142857">
            <text:p>1.3714285714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93877551020408">
            <text:p>0.693877551</text:p>
          </table:table-cell>
          <table:table-cell office:value-type="float" office:value="1.37755102040816">
            <text:p>1.3775510204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153846153846">
            <text:p>1.361538461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9615384615385">
            <text:p>1.3961538462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681318681319">
            <text:p>1.3668131868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7384615384615">
            <text:p>1.3738461538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41153846153846">
            <text:p>1.4115384615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5538461538462">
            <text:p>1.3553846154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2384615384615">
            <text:p>1.3238461538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384615384615">
            <text:p>1.3638461538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615384615385">
            <text:p>1.3661538462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41076923076923">
            <text:p>1.4107692308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38692307692308">
            <text:p>1.3869230769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384615384615">
            <text:p>1.3638461538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36461538461538">
            <text:p>1.3646153846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9047619047619">
            <text:p>0.6904761905</text:p>
          </table:table-cell>
          <table:table-cell office:value-type="float" office:value="1.3447619047619">
            <text:p>1.3447619048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9047619047619">
            <text:p>0.6904761905</text:p>
          </table:table-cell>
          <table:table-cell office:value-type="float" office:value="1.36547619047619">
            <text:p>1.3654761905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9047619047619">
            <text:p>0.6904761905</text:p>
          </table:table-cell>
          <table:table-cell office:value-type="float" office:value="1.36190476190476">
            <text:p>1.3619047619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89655172413793">
            <text:p>0.6896551724</text:p>
          </table:table-cell>
          <table:table-cell office:value-type="float" office:value="1.34413793103448">
            <text:p>1.344137931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688311688311688">
            <text:p>0.6883116883</text:p>
          </table:table-cell>
          <table:table-cell office:value-type="float" office:value="1.37727272727273">
            <text:p>1.3772727273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74375">
            <text:p>1.374375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86875">
            <text:p>1.38687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503125">
            <text:p>1.350312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35625">
            <text:p>1.33562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43125">
            <text:p>1.343125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364375">
            <text:p>1.36437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86274509803922">
            <text:p>0.6862745098</text:p>
          </table:table-cell>
          <table:table-cell office:value-type="float" office:value="1.37019607843137">
            <text:p>1.3701960784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86274509803922">
            <text:p>0.6862745098</text:p>
          </table:table-cell>
          <table:table-cell office:value-type="float" office:value="1.34588235294118">
            <text:p>1.3458823529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685393258426966">
            <text:p>0.6853932584</text:p>
          </table:table-cell>
          <table:table-cell office:value-type="float" office:value="1.35775280898876">
            <text:p>1.357752809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684931506849315">
            <text:p>0.6849315068</text:p>
          </table:table-cell>
          <table:table-cell office:value-type="float" office:value="1.34849315068493">
            <text:p>1.3484931507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6368421052632">
            <text:p>1.3636842105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5868421052632">
            <text:p>1.358684210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4605263157895">
            <text:p>1.3460526316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34868421052632">
            <text:p>1.3486842105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37131578947368">
            <text:p>1.3713157895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4227272727273">
            <text:p>1.3422727273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7045454545455">
            <text:p>1.3704545455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5363636363636">
            <text:p>1.3536363636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35363636363636">
            <text:p>1.3536363636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35045454545455">
            <text:p>1.3504545455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674">
            <text:p>1.3674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452">
            <text:p>1.3452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3712">
            <text:p>1.3712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3936">
            <text:p>1.3936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78571428571429">
            <text:p>0.6785714286</text:p>
          </table:table-cell>
          <table:table-cell office:value-type="float" office:value="1.36607142857143">
            <text:p>1.3660714286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78571428571429">
            <text:p>0.6785714286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76923076923077">
            <text:p>0.6769230769</text:p>
          </table:table-cell>
          <table:table-cell office:value-type="float" office:value="1.39276923076923">
            <text:p>1.3927692308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37558823529412">
            <text:p>1.3755882353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76470588235294">
            <text:p>0.6764705882</text:p>
          </table:table-cell>
          <table:table-cell office:value-type="float" office:value="1.37529411764706">
            <text:p>1.3752941176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76056338028169">
            <text:p>0.676056338</text:p>
          </table:table-cell>
          <table:table-cell office:value-type="float" office:value="1.38887323943662">
            <text:p>1.3888732394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38621621621622">
            <text:p>1.3862162162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673076923076923">
            <text:p>0.6730769231</text:p>
          </table:table-cell>
          <table:table-cell office:value-type="float" office:value="1.36980769230769">
            <text:p>1.3698076923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72727272727273">
            <text:p>0.6727272727</text:p>
          </table:table-cell>
          <table:table-cell office:value-type="float" office:value="1.36545454545455">
            <text:p>1.3654545455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72413793103448">
            <text:p>0.6724137931</text:p>
          </table:table-cell>
          <table:table-cell office:value-type="float" office:value="1.37655172413793">
            <text:p>1.3765517241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671875">
            <text:p>0.67187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71641791044776">
            <text:p>0.671641791</text:p>
          </table:table-cell>
          <table:table-cell office:value-type="float" office:value="1.34776119402985">
            <text:p>1.347761194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670212765957447">
            <text:p>0.670212766</text:p>
          </table:table-cell>
          <table:table-cell office:value-type="float" office:value="1.39712765957447">
            <text:p>1.3971276596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67">
            <text:p>0.67</text:p>
          </table:table-cell>
          <table:table-cell office:value-type="float" office:value="1.3491">
            <text:p>1.3491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222222222222">
            <text:p>1.3422222222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888888888889">
            <text:p>1.3688888889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416666666667">
            <text:p>1.3441666667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466666666667">
            <text:p>1.374666666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777777777778">
            <text:p>1.3977777778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619047619048">
            <text:p>1.3461904762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533333333333">
            <text:p>1.3553333333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030303030303">
            <text:p>1.3703030303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444444444444">
            <text:p>1.3744444444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041666666667">
            <text:p>1.3804166667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166666666667">
            <text:p>1.3316666667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213333333333">
            <text:p>1.3621333333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444444444444">
            <text:p>1.3344444444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888888888889">
            <text:p>1.3488888889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444444444444">
            <text:p>1.3744444444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426666666667">
            <text:p>1.3642666667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857142857143">
            <text:p>1.3985714286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222222222222">
            <text:p>1.4022222222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08">
            <text:p>1.4008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02380952381">
            <text:p>1.360238095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166666666667">
            <text:p>1.421666666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606060606061">
            <text:p>1.3560606061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259259259259">
            <text:p>1.372592592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470588235294">
            <text:p>1.3947058824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777777777778">
            <text:p>1.3577777778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208333333333">
            <text:p>1.4020833333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25641025641">
            <text:p>1.3825641026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296296296296">
            <text:p>1.35296296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111111111111">
            <text:p>1.3811111111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972222222222">
            <text:p>1.4097222222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142857142857">
            <text:p>1.361428571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75">
            <text:p>1.387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222222222222">
            <text:p>1.3622222222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2666666666667">
            <text:p>1.4266666667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833333333333">
            <text:p>1.4083333333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777777777778">
            <text:p>1.4377777778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833333333333">
            <text:p>1.328333333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833333333333">
            <text:p>1.3483333333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458333333333">
            <text:p>1.3445833333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933333333333">
            <text:p>1.3593333333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444444444444">
            <text:p>1.3944444444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714285714286">
            <text:p>1.3871428571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444444444444">
            <text:p>1.3544444444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222222222222">
            <text:p>1.3122222222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833333333333">
            <text:p>1.3183333333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025">
            <text:p>1.302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222222222222">
            <text:p>1.3722222222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833333333333">
            <text:p>1.3283333333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444444444444">
            <text:p>1.3944444444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555555555556">
            <text:p>1.3655555556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5333333333333">
            <text:p>1.4533333333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166666666667">
            <text:p>1.3616666667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166666666667">
            <text:p>1.4016666667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166666666667">
            <text:p>1.4016666667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40666666666667">
            <text:p>1.4066666667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663366336633663">
            <text:p>0.6633663366</text:p>
          </table:table-cell>
          <table:table-cell office:value-type="float" office:value="1.36108910891089">
            <text:p>1.3610891089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63265306122449">
            <text:p>0.6632653061</text:p>
          </table:table-cell>
          <table:table-cell office:value-type="float" office:value="1.34244897959184">
            <text:p>1.3424489796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61538461538462">
            <text:p>0.6615384615</text:p>
          </table:table-cell>
          <table:table-cell office:value-type="float" office:value="1.39092307692308">
            <text:p>1.3909230769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.3646">
            <text:p>1.3646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59574468085106">
            <text:p>0.6595744681</text:p>
          </table:table-cell>
          <table:table-cell office:value-type="float" office:value="1.33744680851064">
            <text:p>1.3374468085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57894736842105">
            <text:p>0.6578947368</text:p>
          </table:table-cell>
          <table:table-cell office:value-type="float" office:value="1.36447368421053">
            <text:p>1.3644736842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657534246575342">
            <text:p>0.6575342466</text:p>
          </table:table-cell>
          <table:table-cell office:value-type="float" office:value="1.37534246575342">
            <text:p>1.3753424658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57142857142857">
            <text:p>0.6571428571</text:p>
          </table:table-cell>
          <table:table-cell office:value-type="float" office:value="1.36257142857143">
            <text:p>1.3625714286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57142857142857">
            <text:p>0.6571428571</text:p>
          </table:table-cell>
          <table:table-cell office:value-type="float" office:value="1.36771428571429">
            <text:p>1.3677142857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5625">
            <text:p>0.6562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65625">
            <text:p>0.65625</text:p>
          </table:table-cell>
          <table:table-cell office:value-type="float" office:value="1.354375">
            <text:p>1.354375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9344827586207">
            <text:p>1.3934482759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6620689655172">
            <text:p>1.3662068966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5620689655172">
            <text:p>1.3562068966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37344827586207">
            <text:p>1.3734482759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55172413793103">
            <text:p>0.6551724138</text:p>
          </table:table-cell>
          <table:table-cell office:value-type="float" office:value="1.36068965517241">
            <text:p>1.3606896552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33788461538462">
            <text:p>1.3378846154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35230769230769">
            <text:p>1.3523076923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35260869565217">
            <text:p>1.3526086957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.651006711409396">
            <text:p>0.6510067114</text:p>
          </table:table-cell>
          <table:table-cell office:value-type="float" office:value="1.42312080536913">
            <text:p>1.4231208054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50793650793651">
            <text:p>0.6507936508</text:p>
          </table:table-cell>
          <table:table-cell office:value-type="float" office:value="1.37492063492064">
            <text:p>1.3749206349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545">
            <text:p>1.354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605">
            <text:p>1.3605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3995">
            <text:p>1.399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48648648648649">
            <text:p>0.6486486486</text:p>
          </table:table-cell>
          <table:table-cell office:value-type="float" office:value="1.36594594594595">
            <text:p>1.3659459459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47887323943662">
            <text:p>0.6478873239</text:p>
          </table:table-cell>
          <table:table-cell office:value-type="float" office:value="1.39647887323944">
            <text:p>1.3964788732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47887323943662">
            <text:p>0.6478873239</text:p>
          </table:table-cell>
          <table:table-cell office:value-type="float" office:value="1.38140845070423">
            <text:p>1.3814084507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8058823529412">
            <text:p>1.3805882353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5764705882353">
            <text:p>1.3576470588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35470588235294">
            <text:p>1.3547058824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37647058823529">
            <text:p>1.3764705882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646258503401361">
            <text:p>0.6462585034</text:p>
          </table:table-cell>
          <table:table-cell office:value-type="float" office:value="1.38387755102041">
            <text:p>1.383877551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45833333333333">
            <text:p>0.6458333333</text:p>
          </table:table-cell>
          <table:table-cell office:value-type="float" office:value="1.37895833333333">
            <text:p>1.3789583333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45833333333333">
            <text:p>0.6458333333</text:p>
          </table:table-cell>
          <table:table-cell office:value-type="float" office:value="1.34604166666667">
            <text:p>1.3460416667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45064516129032">
            <text:p>1.4506451613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37032258064516">
            <text:p>1.3703225806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9714285714286">
            <text:p>1.3971428571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4464285714286">
            <text:p>1.3446428571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3425">
            <text:p>1.342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33857142857143">
            <text:p>1.3385714286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1.3525641025641">
            <text:p>1.3525641026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3688">
            <text:p>1.3688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3864">
            <text:p>1.3864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3412">
            <text:p>1.3412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4088">
            <text:p>1.4088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3953488372093">
            <text:p>0.6395348837</text:p>
          </table:table-cell>
          <table:table-cell office:value-type="float" office:value="1.3556976744186">
            <text:p>1.3556976744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6963636363636">
            <text:p>1.3696363636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6727272727273">
            <text:p>1.3672727273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9909090909091">
            <text:p>1.3990909091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9818181818182">
            <text:p>1.3981818182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2909090909091">
            <text:p>1.3290909091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636363636364">
            <text:p>1.3763636364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35727272727273">
            <text:p>1.3572727273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37909090909091">
            <text:p>1.3790909091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635036496350365">
            <text:p>0.6350364964</text:p>
          </table:table-cell>
          <table:table-cell office:value-type="float" office:value="1.41518248175182">
            <text:p>1.4151824818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34146341463415">
            <text:p>0.6341463415</text:p>
          </table:table-cell>
          <table:table-cell office:value-type="float" office:value="1.42975609756098">
            <text:p>1.4297560976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36833333333333">
            <text:p>1.3683333333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328">
            <text:p>1.328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35578947368421">
            <text:p>1.3557894737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7052631578947">
            <text:p>1.3705263158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35421052631579">
            <text:p>1.3542105263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30434782608696">
            <text:p>0.6304347826</text:p>
          </table:table-cell>
          <table:table-cell office:value-type="float" office:value="1.35760869565217">
            <text:p>1.3576086957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3837037037037">
            <text:p>1.3837037037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35074074074074">
            <text:p>1.3507407407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27906976744186">
            <text:p>0.6279069767</text:p>
          </table:table-cell>
          <table:table-cell office:value-type="float" office:value="1.3646511627907">
            <text:p>1.3646511628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27906976744186">
            <text:p>0.6279069767</text:p>
          </table:table-cell>
          <table:table-cell office:value-type="float" office:value="1.33604651162791">
            <text:p>1.3360465116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627118644067797">
            <text:p>0.6271186441</text:p>
          </table:table-cell>
          <table:table-cell office:value-type="float" office:value="1.35338983050847">
            <text:p>1.3533898305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7375">
            <text:p>1.3737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7446428571429">
            <text:p>1.3744642857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041666666667">
            <text:p>1.3604166667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7375">
            <text:p>1.3737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375">
            <text:p>1.36375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125">
            <text:p>1.36125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1875">
            <text:p>1.36187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5875">
            <text:p>1.35875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0625">
            <text:p>1.40625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9375">
            <text:p>1.3937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61875">
            <text:p>1.361875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43125">
            <text:p>1.4312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3675">
            <text:p>1.367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22641509433962">
            <text:p>0.6226415094</text:p>
          </table:table-cell>
          <table:table-cell office:value-type="float" office:value="1.38641509433962">
            <text:p>1.3864150943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21621621621622">
            <text:p>0.6216216216</text:p>
          </table:table-cell>
          <table:table-cell office:value-type="float" office:value="1.37837837837838">
            <text:p>1.3783783784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20689655172414">
            <text:p>0.6206896552</text:p>
          </table:table-cell>
          <table:table-cell office:value-type="float" office:value="1.41379310344828">
            <text:p>1.4137931034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6380952380952">
            <text:p>1.3638095238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7166666666667">
            <text:p>1.3716666667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39761904761905">
            <text:p>1.3976190476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17647058823529">
            <text:p>0.6176470588</text:p>
          </table:table-cell>
          <table:table-cell office:value-type="float" office:value="1.38441176470588">
            <text:p>1.384411764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17021276595745">
            <text:p>0.6170212766</text:p>
          </table:table-cell>
          <table:table-cell office:value-type="float" office:value="1.35553191489362">
            <text:p>1.3555319149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40769230769231">
            <text:p>1.4076923077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40615384615385">
            <text:p>1.4061538462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5153846153846">
            <text:p>1.3515384615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7538461538462">
            <text:p>1.3753846154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7384615384615">
            <text:p>1.3738461538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9692307692308">
            <text:p>1.3969230769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1846153846154">
            <text:p>1.3184615385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8923076923077">
            <text:p>1.3892307692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36384615384615">
            <text:p>1.3638461538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6615384615385">
            <text:p>1.3661538462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2923076923077">
            <text:p>1.3292307692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5923076923077">
            <text:p>1.3592307692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5923076923077">
            <text:p>1.3592307692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36769230769231">
            <text:p>1.367692307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35032258064516">
            <text:p>1.3503225806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12244897959184">
            <text:p>0.612244898</text:p>
          </table:table-cell>
          <table:table-cell office:value-type="float" office:value="1.36112244897959">
            <text:p>1.361122449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40722222222222">
            <text:p>1.4072222222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9">
            <text:p>1.359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1">
            <text:p>1.351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9866666666667">
            <text:p>1.3986666667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9">
            <text:p>1.339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8">
            <text:p>1.388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4">
            <text:p>1.344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13">
            <text:p>1.413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933333333333">
            <text:p>1.3393333333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88">
            <text:p>1.3588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">
            <text:p>1.348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1">
            <text:p>1.351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6">
            <text:p>1.356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3">
            <text:p>1.353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2">
            <text:p>1.332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484">
            <text:p>1.3484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156">
            <text:p>1.4156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6">
            <text:p>1.326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8">
            <text:p>1.338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47">
            <text:p>1.347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7">
            <text:p>1.367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36">
            <text:p>1.336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64">
            <text:p>1.364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5733333333333">
            <text:p>1.3573333333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27">
            <text:p>1.327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434">
            <text:p>1.434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86">
            <text:p>1.386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11">
            <text:p>1.411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322">
            <text:p>1.322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2">
            <text:p>1.372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86">
            <text:p>1.286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58">
            <text:p>1.258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428">
            <text:p>1.428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6">
            <text:p>1.376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97014925373134">
            <text:p>0.5970149254</text:p>
          </table:table-cell>
          <table:table-cell office:value-type="float" office:value="1.35955223880597">
            <text:p>1.3595522388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96153846153846">
            <text:p>0.5961538462</text:p>
          </table:table-cell>
          <table:table-cell office:value-type="float" office:value="1.34384615384615">
            <text:p>1.3438461538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595505617977528">
            <text:p>0.595505618</text:p>
          </table:table-cell>
          <table:table-cell office:value-type="float" office:value="1.38786516853933">
            <text:p>1.387865168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36513513513514">
            <text:p>1.3651351351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34444444444444">
            <text:p>1.3444444444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35703703703704">
            <text:p>1.357037037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34925925925926">
            <text:p>1.3492592593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40909090909091">
            <text:p>1.4090909091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35772727272727">
            <text:p>1.3577272727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41717948717949">
            <text:p>1.4171794872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35282051282051">
            <text:p>1.3528205128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35058823529412">
            <text:p>1.3505882353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39586206896552">
            <text:p>1.395862069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5916666666667">
            <text:p>1.3591666667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35083333333333">
            <text:p>1.3508333333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3916666666667">
            <text:p>1.339166666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4666666666667">
            <text:p>1.3466666667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4075">
            <text:p>1.407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42083333333333">
            <text:p>1.4208333333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7916666666667">
            <text:p>1.3791666667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38833333333333">
            <text:p>1.3883333333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81395348837209">
            <text:p>0.5813953488</text:p>
          </table:table-cell>
          <table:table-cell office:value-type="float" office:value="1.38139534883721">
            <text:p>1.3813953488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80645161290323">
            <text:p>0.5806451613</text:p>
          </table:table-cell>
          <table:table-cell office:value-type="float" office:value="1.36967741935484">
            <text:p>1.3696774194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80645161290323">
            <text:p>0.5806451613</text:p>
          </table:table-cell>
          <table:table-cell office:value-type="float" office:value="1.34967741935484">
            <text:p>1.3496774194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79710144927536">
            <text:p>0.5797101449</text:p>
          </table:table-cell>
          <table:table-cell office:value-type="float" office:value="1.36333333333333">
            <text:p>1.3633333333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39052631578947">
            <text:p>1.3905263158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76923076923077">
            <text:p>0.5769230769</text:p>
          </table:table-cell>
          <table:table-cell office:value-type="float" office:value="1.36692307692308">
            <text:p>1.3669230769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37461538461538">
            <text:p>1.3746153846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76923076923077">
            <text:p>0.5769230769</text:p>
          </table:table-cell>
          <table:table-cell office:value-type="float" office:value="1.39076923076923">
            <text:p>1.3907692308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</text:p>
          </table:table-cell>
          <table:table-cell office:value-type="float" office:value="1.37829787234043">
            <text:p>1.3782978723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3642857142857">
            <text:p>1.3364285714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40071428571429">
            <text:p>1.4007142857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1857142857143">
            <text:p>1.4185714286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7142857142857">
            <text:p>1.3714285714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371428571429">
            <text:p>1.3837142857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3714285714286">
            <text:p>1.3371428571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6571428571429">
            <text:p>1.365714285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4571428571429">
            <text:p>1.3457142857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3857142857143">
            <text:p>1.4385714286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8428571428571">
            <text:p>1.3842857143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41857142857143">
            <text:p>1.4185714286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142857142857">
            <text:p>1.3814285714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9428571428571">
            <text:p>1.3942857143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9285714285714">
            <text:p>1.3928571429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41428571428571">
            <text:p>1.4142857143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0142857142857">
            <text:p>1.3014285714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38714285714286">
            <text:p>1.3871428571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68181818181818">
            <text:p>0.5681818182</text:p>
          </table:table-cell>
          <table:table-cell office:value-type="float" office:value="1.36727272727273">
            <text:p>1.3672727273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66037735849057">
            <text:p>0.5660377358</text:p>
          </table:table-cell>
          <table:table-cell office:value-type="float" office:value="1.38641509433962">
            <text:p>1.3864150943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66037735849057">
            <text:p>0.5660377358</text:p>
          </table:table-cell>
          <table:table-cell office:value-type="float" office:value="1.37471698113208">
            <text:p>1.3747169811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35695652173913">
            <text:p>1.3569565217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36260869565217">
            <text:p>1.362608695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56875">
            <text:p>1.356875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51875">
            <text:p>1.351875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396875">
            <text:p>1.396875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38790697674419">
            <text:p>1.3879069767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36837209302326">
            <text:p>1.36837209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6444444444444">
            <text:p>1.3644444444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6644444444444">
            <text:p>1.3664444444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9166666666667">
            <text:p>1.3916666667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6777777777778">
            <text:p>1.3677777778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40888888888889">
            <text:p>1.4088888889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9222222222222">
            <text:p>1.3922222222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40444444444444">
            <text:p>1.4044444444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3925">
            <text:p>1.3925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3495">
            <text:p>1.3495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363">
            <text:p>1.36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4727272727273">
            <text:p>1.3472727273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7818181818182">
            <text:p>1.3781818182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40272727272727">
            <text:p>1.4027272727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4545454545455">
            <text:p>1.3454545455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38818181818182">
            <text:p>1.3881818182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36318181818182">
            <text:p>1.3631818182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37583333333333">
            <text:p>1.3758333333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8461538461538">
            <text:p>1.3846153846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7807692307692">
            <text:p>1.3780769231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37461538461538">
            <text:p>1.3746153846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36585365853659">
            <text:p>0.5365853659</text:p>
          </table:table-cell>
          <table:table-cell office:value-type="float" office:value="1.41292682926829">
            <text:p>1.4129268293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362">
            <text:p>1.362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33466666666667">
            <text:p>1.3346666667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1.36531914893617">
            <text:p>1.3653191489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33411764705882">
            <text:p>1.3341176471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36105263157895">
            <text:p>1.3610526316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37285714285714">
            <text:p>1.3728571429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40714285714286">
            <text:p>1.4071428571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846153846154">
            <text:p>1.3784615385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25">
            <text:p>1.4225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875">
            <text:p>1.36875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4">
            <text:p>1.384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111111111111">
            <text:p>1.3311111111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363636363636">
            <text:p>1.3336363636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1">
            <text:p>1.381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3">
            <text:p>1.353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25">
            <text:p>1.4025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875">
            <text:p>1.37875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4">
            <text:p>1.374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916666666667">
            <text:p>1.3691666667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625">
            <text:p>1.4162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333333333333">
            <text:p>1.3733333333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25">
            <text:p>1.352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5">
            <text:p>1.30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625">
            <text:p>1.40625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25">
            <text:p>1.2825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15">
            <text:p>1.31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833333333333">
            <text:p>1.3983333333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75">
            <text:p>1.3575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375">
            <text:p>1.3037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25">
            <text:p>1.302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75">
            <text:p>1.3375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375">
            <text:p>1.3437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125">
            <text:p>1.3812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075">
            <text:p>1.3075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75">
            <text:p>1.447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833333333333">
            <text:p>1.378333333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75">
            <text:p>1.397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875">
            <text:p>1.35875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166666666667">
            <text:p>1.4416666667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65">
            <text:p>1.46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05">
            <text:p>1.40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475">
            <text:p>1.347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625">
            <text:p>1.38625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125">
            <text:p>1.3312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75">
            <text:p>1.317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666666666667">
            <text:p>1.3266666667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75">
            <text:p>1.327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55">
            <text:p>1.25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95">
            <text:p>1.29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85">
            <text:p>1.285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725">
            <text:p>1.3725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45">
            <text:p>1.445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75">
            <text:p>1.27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25">
            <text:p>1.362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355">
            <text:p>1.355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37411764705882">
            <text:p>1.3741176471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37933333333333">
            <text:p>1.3793333333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42066666666667">
            <text:p>1.4206666667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38133333333333">
            <text:p>1.3813333333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36933333333333">
            <text:p>1.3693333333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37933333333333">
            <text:p>1.379333333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38133333333333">
            <text:p>1.3813333333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37076923076923">
            <text:p>1.3707692308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38307692307692">
            <text:p>1.3830769231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33846153846154">
            <text:p>1.3384615385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40307692307692">
            <text:p>1.403076923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38727272727273">
            <text:p>1.387272727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33272727272727">
            <text:p>1.3327272727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35545454545455">
            <text:p>1.355454545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35272727272727">
            <text:p>1.3527272727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6777777777778">
            <text:p>1.3677777778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8222222222222">
            <text:p>1.3822222222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38555555555556">
            <text:p>1.3855555556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34333333333333">
            <text:p>1.3433333333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334375">
            <text:p>1.334375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429375">
            <text:p>1.429375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6285714285714">
            <text:p>1.3628571429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5428571428571">
            <text:p>1.3542857143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4428571428571">
            <text:p>1.3442857143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8678571428571">
            <text:p>1.3867857143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7714285714286">
            <text:p>1.3771428571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7142857142857">
            <text:p>1.3714285714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2285714285714">
            <text:p>1.3228571429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42142857142857">
            <text:p>1.4214285714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33857142857143">
            <text:p>1.3385714286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41666666666667">
            <text:p>1.4166666667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36058823529412">
            <text:p>1.360588235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94">
            <text:p>1.394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54">
            <text:p>1.354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34">
            <text:p>1.334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98">
            <text:p>1.398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82">
            <text:p>1.382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42">
            <text:p>1.342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04">
            <text:p>1.304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71">
            <text:p>1.371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24">
            <text:p>1.324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96">
            <text:p>1.396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421">
            <text:p>1.421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92">
            <text:p>1.392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14">
            <text:p>1.31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368">
            <text:p>1.368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352">
            <text:p>1.352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37538461538462">
            <text:p>1.3753846154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34875">
            <text:p>1.34875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4175">
            <text:p>1.417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36545454545455">
            <text:p>1.365454545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111111111111">
            <text:p>1.3711111111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2444444444444">
            <text:p>1.3244444444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111111111111">
            <text:p>1.3611111111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5166666666667">
            <text:p>1.3516666667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2333333333333">
            <text:p>1.3233333333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333333333333">
            <text:p>1.3133333333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2166666666667">
            <text:p>1.4216666667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666666666667">
            <text:p>1.4466666667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7666666666667">
            <text:p>1.376666666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9333333333333">
            <text:p>1.3933333333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666666666667">
            <text:p>1.3366666667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555555555556">
            <text:p>1.3555555556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333333333333">
            <text:p>1.3533333333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8666666666667">
            <text:p>1.2866666667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8333333333333">
            <text:p>1.3833333333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333333333333">
            <text:p>1.4333333333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1666666666667">
            <text:p>1.3166666667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4333333333333">
            <text:p>1.4433333333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833333333333">
            <text:p>1.338333333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333333333333">
            <text:p>1.3333333333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4166666666667">
            <text:p>1.3416666667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35666666666667">
            <text:p>1.3566666667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0333333333333">
            <text:p>1.4033333333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41333333333333">
            <text:p>1.4133333333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349">
            <text:p>1.349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36857142857143">
            <text:p>1.3685714286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35714285714286">
            <text:p>1.3571428571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3775">
            <text:p>1.3775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825">
            <text:p>1.382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335">
            <text:p>1.335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432">
            <text:p>1.432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378">
            <text:p>1.378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292">
            <text:p>1.292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1.40571428571429">
            <text:p>1.405714285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666666666667">
            <text:p>1.4666666667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666666666667">
            <text:p>1.3966666667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5">
            <text:p>1.37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5">
            <text:p>1.265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325">
            <text:p>1.4325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5">
            <text:p>1.365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5">
            <text:p>1.32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5">
            <text:p>1.38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5">
            <text:p>1.415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185">
            <text:p>31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45">
            <text:p>1.345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666666666667">
            <text:p>1.3666666667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3641">
            <text:p>36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95">
            <text:p>1.39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25">
            <text:p>1.42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756">
            <text:p>37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</table:table-row>
      </table:table>
      <table:database-ranges>
        <table:database-range table:target-range-address="Sheet1.A1:Sheet1.E2324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7:32.34</dc:date>
    <dc:creator>Gajo </dc:creator>
    <meta:document-statistic meta:table-count="1" meta:cell-count="11620" meta:object-count="0"/>
    <meta:generator>OpenOffice/4.1.3$Win32 OpenOffice.org_project/413m1$Build-9783</meta:generator>
  </office:meta>
</office:document-meta>
</file>